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hisker</text:p>
          </table:table-cell>
          <table:table-cell table:style-name="ce1"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0xf1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0x49ff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0x33ffc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x96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0xc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0xda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0xdff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0x21ff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0x34ff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x5df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x71f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x85f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x99f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xadf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xc1ff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xd5ff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x2e8f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x13fde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x23ffd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x43ffb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x53ffa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0x63ff9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x73ff8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x83ff7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0x94ff6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0xa4ff5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0xb4ff4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0xc4ff3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0xd4ff23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0xe4ff13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xf4f802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0xffe60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0xffd30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0xffc10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0xffae0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0xff9c0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0xff890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0xff7700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0xff6400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0xff520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0xff3f00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0xff2d00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0xff1a00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0xf108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xda00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xc4000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xad000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x9600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0x8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0:35:14.600125863</meta:creation-date>
    <dc:date>2019-11-28T11:33:32.773365580</dc:date>
    <meta:editing-duration>PT48M5S</meta:editing-duration>
    <meta:editing-cycles>6</meta:editing-cycles>
    <meta:generator>LibreOffice/6.0.7.3$Linux_X86_64 LibreOffice_project/00m0$Build-3</meta:generator>
    <meta:document-statistic meta:table-count="1" meta:cell-count="106" meta:object-count="0"/>
  </office:meta>
</office:document-meta>
</file>